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Yu Gothic UI" svg:font-family="'Yu Gothic UI'" style:font-family-generic="swiss" style:font-pitch="variable"/>
  </office:font-face-decls>
  <office:automatic-styles>
    <style:style style:name="P1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 style:shadow="none"/>
    </style:style>
    <style:style style:name="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3pt"/>
    </style:style>
    <style:style style:name="P3" style:family="paragraph" style:parent-style-name="Footer">
      <style:paragraph-properties fo:text-align="end" style:justify-single-word="false"/>
      <style:text-properties fo:font-size="10pt" style:font-size-asian="10pt"/>
    </style:style>
    <style:style style:name="P4" style:family="paragraph" style:parent-style-name="Standard">
      <style:text-properties fo:font-size="14pt" style:font-size-asian="14pt" style:font-size-complex="14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5.526cm"/>
        </style:tab-stops>
      </style:paragraph-properties>
      <style:text-properties fo:color="#000000" loext:opacity="100%" fo:font-size="14pt" fo:language="kk" fo:country="KZ" style:font-size-asian="14pt" style:font-size-complex="14pt"/>
    </style:style>
    <style:style style:name="P8" style:family="paragraph" style:parent-style-name="Standard">
      <loext:graphic-properties draw:fill="none" draw:fill-color="#ffffff"/>
      <style:paragraph-properties fo:margin-left="-0.6cm" fo:margin-right="0.101cm" fo:margin-top="0cm" fo:margin-bottom="0.134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526cm"/>
        </style:tab-stops>
      </style:paragraph-properties>
      <style:text-properties fo:color="#002060" loext:opacity="100%" fo:font-size="14pt" fo:language="kk" fo:country="KZ" style:font-size-asian="14pt" style:font-size-complex="14pt" fo:hyphenate="false" fo:hyphenation-remain-char-count="2" fo:hyphenation-push-char-count="2" loext:hyphenation-no-caps="false"/>
    </style:style>
    <style:style style:name="P9" style:family="paragraph" style:parent-style-name="Standard">
      <loext:graphic-properties draw:fill="none" draw:fill-color="#ffffff"/>
      <style:paragraph-properties fo:margin-left="-0.6cm" fo:margin-right="0.101cm" fo:margin-top="0cm" fo:margin-bottom="0.134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526cm"/>
        </style:tab-stops>
      </style:paragraph-properties>
      <style:text-properties fo:color="#002060" loext:opacity="100%" fo:font-size="14pt" fo:language="kk" fo:country="KZ" fo:font-weight="bold" style:font-size-asian="14pt" style:font-weight-asian="bold" style:font-size-complex="14pt" fo:hyphenate="false" fo:hyphenation-remain-char-count="2" fo:hyphenation-push-char-count="2" loext:hyphenation-no-caps="false"/>
    </style:style>
    <style:style style:name="P10" style:family="paragraph" style:parent-style-name="Text_20_body">
      <loext:graphic-properties draw:fill="none" draw:fill-color="#ffffff"/>
      <style:paragraph-properties fo:margin-left="-0.499cm" fo:margin-right="0.101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526cm"/>
        </style:tab-stops>
      </style:paragraph-properties>
      <style:text-properties style:font-name="DejaVu Serif" fo:font-size="13pt" officeooo:paragraph-rsid="00179052" style:font-size-asian="13pt" style:font-size-complex="13pt" fo:hyphenate="false" fo:hyphenation-remain-char-count="2" fo:hyphenation-push-char-count="2" loext:hyphenation-no-caps="false"/>
    </style:style>
    <style:style style:name="P11" style:family="paragraph" style:parent-style-name="Text_20_body">
      <loext:graphic-properties draw:fill="none" draw:fill-color="#ffffff"/>
      <style:paragraph-properties fo:margin-left="-0.499cm" fo:margin-right="0.101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526cm"/>
        </style:tab-stops>
      </style:paragraph-properties>
      <style:text-properties style:font-name="DejaVu Serif" fo:font-size="13pt" officeooo:rsid="001f6270" officeooo:paragraph-rsid="00209099" style:font-size-asian="13pt" style:font-size-complex="13pt" fo:hyphenate="false" fo:hyphenation-remain-char-count="2" fo:hyphenation-push-char-count="2" loext:hyphenation-no-caps="false"/>
    </style:style>
    <style:style style:name="P12" style:family="paragraph" style:parent-style-name="Text_20_body">
      <loext:graphic-properties draw:fill="none" draw:fill-color="#ffffff"/>
      <style:paragraph-properties fo:margin-left="-0.499cm" fo:margin-right="0.101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526cm"/>
        </style:tab-stops>
      </style:paragraph-properties>
      <style:text-properties style:font-name="DejaVu Serif" fo:font-size="13pt" officeooo:rsid="00209099" officeooo:paragraph-rsid="00209099" style:font-size-asian="13pt" style:font-size-complex="13pt" fo:hyphenate="false" fo:hyphenation-remain-char-count="2" fo:hyphenation-push-char-count="2" loext:hyphenation-no-caps="false"/>
    </style:style>
    <style:style style:name="P13" style:family="paragraph" style:parent-style-name="Text_20_body">
      <loext:graphic-properties draw:fill="none" draw:fill-color="#ffffff"/>
      <style:paragraph-properties fo:margin-left="-0.499cm" fo:margin-right="0.101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526cm"/>
        </style:tab-stops>
      </style:paragraph-properties>
      <style:text-properties style:font-name="DejaVu Serif" fo:font-size="13pt" officeooo:rsid="00209099" officeooo:paragraph-rsid="002171b7" style:font-size-asian="13pt" style:font-size-complex="13pt" fo:hyphenate="false" fo:hyphenation-remain-char-count="2" fo:hyphenation-push-char-count="2" loext:hyphenation-no-caps="false"/>
    </style:style>
    <style:style style:name="P14" style:family="paragraph" style:parent-style-name="Text_20_body">
      <loext:graphic-properties draw:fill="none" draw:fill-color="#ffffff"/>
      <style:paragraph-properties fo:margin-left="-0.499cm" fo:margin-right="0.101cm" fo:margin-top="0cm" fo:margin-bottom="0.21cm" style:contextual-spacing="false" fo:line-height="100%" fo:text-align="justify" style:justify-single-word="false" fo:orphans="2" fo:widows="2" fo:hyphenation-ladder-count="no-limit" fo:text-indent="0cm" style:auto-text-indent="false" fo:background-color="transparent" style:writing-mode="lr-tb">
        <style:tab-stops>
          <style:tab-stop style:position="5.526cm"/>
        </style:tab-stops>
      </style:paragraph-properties>
      <style:text-properties style:font-name="DejaVu Serif" fo:font-size="13pt" officeooo:rsid="002171b7" officeooo:paragraph-rsid="002171b7" style:font-size-asian="13pt" style:font-size-complex="13pt" fo:hyphenate="false" fo:hyphenation-remain-char-count="2" fo:hyphenation-push-char-count="2" loext:hyphenation-no-caps="false"/>
    </style:style>
    <style:style style:name="T1" style:family="text">
      <style:text-properties fo:font-size="11pt" fo:font-weight="bold" style:font-size-asian="11pt" style:font-weight-asian="bold"/>
    </style:style>
    <style:style style:name="T2" style:family="text">
      <style:text-properties fo:font-size="11pt" style:font-size-asian="11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/>
    </style:style>
    <style:style style:name="T5" style:family="text">
      <style:text-properties fo:font-size="14pt" fo:font-weight="bold" style:font-name-asian="Calibri" style:font-size-asian="14pt" style:font-weight-asian="bold" style:font-size-complex="14pt"/>
    </style:style>
    <style:style style:name="T6" style:family="text">
      <style:text-properties fo:font-size="14pt" fo:language="en" fo:country="US" fo:font-weight="bold" style:font-size-asian="14pt" style:font-weight-asian="bold" style:font-size-complex="14pt"/>
    </style:style>
    <style:style style:name="T7" style:family="text">
      <style:text-properties fo:font-size="14pt" fo:language="en" fo:country="US" fo:font-weight="bold" style:font-name-asian="Calibri" style:font-size-asian="14pt" style:font-weight-asian="bold" style:font-size-complex="14pt"/>
    </style:style>
    <style:style style:name="T8" style:family="text">
      <style:text-properties fo:color="#000000" loext:opacity="100%" fo:language="kk" fo:country="KZ" officeooo:rsid="00136b37" style:font-name-complex="DejaVu Serif"/>
    </style:style>
    <style:style style:name="T9" style:family="text">
      <style:text-properties fo:font-variant="normal" fo:text-transform="none" fo:color="#000000" loext:opacity="100%" fo:letter-spacing="normal" fo:language="kk" fo:country="KZ" fo:font-style="normal" fo:font-weight="normal" style:font-name-complex="DejaVu Serif"/>
    </style:style>
    <style:style style:name="T10" style:family="text">
      <style:text-properties fo:font-variant="normal" fo:text-transform="none" fo:color="#000000" loext:opacity="100%" fo:letter-spacing="normal" fo:language="kk" fo:country="KZ" fo:font-style="normal" fo:font-weight="normal" officeooo:rsid="001f6270" style:font-name-complex="DejaVu Serif"/>
    </style:style>
    <style:style style:name="T11" style:family="text">
      <style:text-properties fo:font-variant="normal" fo:text-transform="none" fo:color="#000000" loext:opacity="100%" fo:letter-spacing="normal" fo:language="kk" fo:country="KZ" fo:font-style="normal" fo:font-weight="normal" officeooo:rsid="00209099" style:font-name-complex="DejaVu Serif"/>
    </style:style>
    <style:style style:name="T12" style:family="text">
      <style:text-properties fo:font-variant="normal" fo:text-transform="none" fo:color="#000000" loext:opacity="100%" fo:letter-spacing="normal" fo:language="kk" fo:country="KZ" fo:font-style="normal" fo:font-weight="normal" officeooo:rsid="002171b7" style:font-name-complex="DejaVu Serif"/>
    </style:style>
    <style:style style:name="T13" style:family="text">
      <style:text-properties fo:font-variant="normal" fo:text-transform="none" fo:color="#000000" loext:opacity="100%" fo:letter-spacing="normal" fo:language="kk" fo:country="KZ" fo:font-style="normal" fo:font-weight="normal" officeooo:rsid="001f6270" style:font-weight-asian="normal" style:font-name-complex="DejaVu Serif" style:font-weight-complex="normal"/>
    </style:style>
    <style:style style:name="T14" style:family="text">
      <style:text-properties fo:font-variant="normal" fo:text-transform="none" fo:color="#000000" loext:opacity="100%" fo:letter-spacing="normal" fo:language="kk" fo:country="KZ" fo:font-style="normal" fo:font-weight="bold" officeooo:rsid="001f6270" style:font-weight-asian="bold" style:font-name-complex="DejaVu Serif" style:font-weight-complex="bold"/>
    </style:style>
    <style:style style:name="T15" style:family="text">
      <style:text-properties officeooo:rsid="001f6270"/>
    </style:style>
    <style:style style:name="fr1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<text:span text:style-name="T4">Курс: </text:span><text:span text:style-name="T7">JS</text:span><text:span text:style-name="T4"> Разработка интерфейса на </text:span><text:span text:style-name="T6">JavaScript</text:span></text:p>
      <text:p text:style-name="P6"><text:span text:style-name="T4">Дисциплина: </text:span><text:span text:style-name="T3">JavaScript - создание </text:span><text:span text:style-name="T4">интерактивных</text:span><text:span text:style-name="T3"> web приложений</text:span><text:span text:style-name="T5"> </text:span></text:p>
      <text:p text:style-name="P7"/>
      <text:p text:style-name="P8"/>
      <text:p text:style-name="P9"><text:span text:style-name="T15">Основы ООП: наследование</text:span> <text:tab/></text:p>
      <text:p text:style-name="P8"/>
      <text:p text:style-name="P10"><text:span text:style-name="T8">1. </text:span><text:span text:style-name="T10">Создайте класс </text:span><text:span text:style-name="T13">Animal</text:span><text:span text:style-name="T10"> со свойствами:</text:span><text:span text:style-name="T11"> name,</text:span><text:span text:style-name="T10"> weight</text:span><text:span text:style-name="T11"> и</text:span><text:span text:style-name="T10"> size</text:span><text:span text:style-name="T11">.</text:span><text:span text:style-name="T10"> </text:span><text:span text:style-name="T11">Реализуйте м</text:span><text:span text:style-name="T10">етод talk(), который будет</text:span><text:span text:style-name="T11"> выводить</text:span><text:span text:style-name="T10"> строку "Mmmmmmm...".</text:span><text:span text:style-name="T11"> И метод eat(meal), который будет увеличивать size и weight на количество букв в строке "meal".</text:span></text:p>
      <text:p text:style-name="P11"><text:span text:style-name="T9"/></text:p>
      <text:p text:style-name="P11"><text:span text:style-name="T9">2. Создайте классы травоядных и хищников: Herbivore и Predator - наследников класса Animal.</text:span><text:span text:style-name="T11"> </text:span></text:p>
      <text:p text:style-name="P11"><text:span text:style-name="T11">У Herbivore имеется свойство ratio - массив названий того, чем оно может питаться. Модифицируйте поведение метода eat(), чтобы не есть всё подряд, а только то, что входит в рацион животного.</text:span></text:p>
      <text:p text:style-name="P12"><text:span text:style-name="T9">У Predator модифицируйте метод eat() так, чтобы животное питалось только другими животными, но чей вес и размер меньше своего. Кроме того, если животное поело, его размер и вес увеличивается на 20% размера и веса съеденного животного.</text:span><text:span text:style-name="T12"> Придумайте, что можно сделать, чтобы нельзя было съесть два раза один и тот же экземпляр животного.</text:span></text:p>
      <text:p text:style-name="P12"><text:span text:style-name="T9"/></text:p>
      <text:p text:style-name="P13"><text:span text:style-name="T9">3. Создайте классы Goose и </text:span><text:span text:style-name="T12">Wolf - наследники от </text:span><text:span text:style-name="T10">Herbivore и Predator</text:span><text:span text:style-name="T12">. Модифицируйте для них метод talk(), чтобы они соответствовали гусю и волку. Придумайте для них ещё по одному свойству и методу, чтобы они были разными или работали по-разному у гусей и волков.</text:span></text:p>
      <text:p text:style-name="P13"><text:span text:style-name="T12"/></text:p>
      <text:p text:style-name="P14"><text:span text:style-name="T9">4. Создайте несколько экцемпляров класса Goose и несколько экцемпляров Wolf.</text:span></text:p>
      <text:p text:style-name="P14"><text:span text:style-name="T9"/></text:p>
      <text:p text:style-name="P14"><text:span text:style-name="T9">5. Поиграйте с животными :)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font" svg:font-family="Unifont" style:font-pitch="variable"/>
    <style:font-face style:name="Unifont1" svg:font-family="Unifont" style:font-family-generic="system" style:font-pitch="variable"/>
    <style:font-face style:name="Yu Gothic UI" svg:font-family="'Yu Gothic UI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Unifont1" style:font-size-asian="10.5pt" style:language-asian="zh" style:country-asian="CN" style:font-name-complex="Unifont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ru" fo:country="RU" style:font-name-asian="Unifont1" style:font-size-asian="10.5pt" style:language-asian="zh" style:country-asian="CN" style:font-name-complex="Unifont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5%" fo:text-align="justify" style:justify-single-word="false" fo:orphans="2" fo:widows="2" fo:hyphenation-ladder-count="no-limit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Heading_20_1" style:display-name="Heading 1" style:family="paragraph" style:next-style-name="Standard" style:default-outline-level="1" style:class="text">
      <style:paragraph-properties fo:margin-left="0cm" fo:margin-right="0.005cm" fo:margin-top="0cm" fo:margin-bottom="0.76cm" style:contextual-spacing="false" fo:line-height="105%" fo:text-align="center" style:justify-single-word="false" fo:keep-together="always" fo:orphans="2" fo:widows="2" fo:hyphenation-ladder-count="no-limit" fo:text-indent="0cm" style:auto-text-indent="false" fo:keep-with-next="always" style:writing-mode="lr-tb"/>
      <style:text-properties fo:color="#1a3c6c" loext:opacity="100%" style:font-name="Calibri" fo:font-family="Calibri" style:font-family-generic="swiss" style:font-pitch="variable" fo:font-size="13pt" fo:language="ru" fo:country="RU" style:font-name-asian="Calibri" style:font-family-asian="Calibri" style:font-family-generic-asian="swiss" style:font-pitch-asian="variable" style:font-size-asian="13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Заголовок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fo:language="zxx" fo:country="none" style:language-complex="zxx" style:country-complex="none"/>
    </style:style>
    <style:style style:name="Заголовок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Unifont" style:font-family-asian="Unifont" style:font-pitch-asian="variable" style:font-size-asian="14pt" style:font-name-complex="Unifont" style:font-family-complex="Unifont" style:font-pitch-complex="variable" style:font-size-complex="14pt"/>
    </style:style>
    <style:style style:name="Название_20_объекта1" style:display-name="Название объекта1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fo:language="zxx" fo:country="non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orphans="2" fo:widows="2" fo:hyphenation-ladder-count="no-limit" style:writing-mode="lr-tb"/>
      <style:text-properties fo:color="#000000" loext:opacity="100%" style:font-name="Yu Gothic UI" fo:font-family="'Yu Gothic UI'" style:font-family-generic="swiss" style:font-pitch="variable" fo:font-size="12pt" fo:language="ru" fo:country="RU" style:font-name-asian="Yu Gothic UI" style:font-family-asian="'Yu Gothic UI'" style:font-family-generic-asian="swiss" style:font-pitch-asian="variable" style:font-size-asian="12pt" style:language-asian="zh" style:country-asian="CN" style:font-name-complex="Yu Gothic UI" style:font-family-complex="'Yu Gothic UI'" style:font-family-generic-complex="swiss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>
      <style:text-properties fo:color="#1a3c6c" loext:opacity="100%" style:font-name="Calibri" fo:font-family="Calibri" style:font-family-generic="swiss" style:font-pitch="variable" fo:font-size="13pt" style:font-name-asian="Calibri" style:font-family-asian="Calibri" style:font-family-generic-asian="swiss" style:font-pitch-asian="variable" style:font-size-asian="13pt" style:font-name-complex="Calibri" style:font-family-complex="Calibri" style:font-family-generic-complex="swiss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modern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modern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29" style:display-name="ListLabel 2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0" style:display-name="ListLabel 3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1" style:display-name="ListLabel 3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2" style:display-name="ListLabel 3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3" style:display-name="ListLabel 3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4" style:display-name="ListLabel 3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5" style:display-name="ListLabel 3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6" style:display-name="ListLabel 3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8" style:display-name="ListLabel 3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39" style:display-name="ListLabel 3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0" style:display-name="ListLabel 4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1" style:display-name="ListLabel 4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2" style:display-name="ListLabel 4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3" style:display-name="ListLabel 4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4" style:display-name="ListLabel 4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5" style:display-name="ListLabel 4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loext:padding="0cm" loext:border="none" loext:shadow="non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 style:shadow="none"/>
    </style:style>
    <style:style style:name="MP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font-size="16pt" fo:font-weight="bold" style:font-size-asian="16pt" style:font-weight-asian="bold" style:font-size-complex="13pt"/>
    </style:style>
    <style:style style:name="MP3" style:family="paragraph" style:parent-style-name="Footer">
      <style:paragraph-properties fo:text-align="end" style:justify-single-word="false"/>
      <style:text-properties fo:font-size="10pt" style:font-size-asian="10pt"/>
    </style:style>
    <style:style style:name="MT1" style:family="text">
      <style:text-properties fo:font-size="11pt" fo:font-weight="bold" style:font-size-asian="11pt" style:font-weight-asian="bold"/>
    </style:style>
    <style:style style:name="MT2" style:family="text">
      <style:text-properties fo:font-size="11pt" style:font-size-asian="11pt"/>
    </style:style>
    <style:style style:name="Mfr1" style:family="graphic" style:parent-style-name="Graphics">
      <style:graphic-properties fo:margin-left="0.319cm" fo:margin-right="0.319cm" fo:margin-top="0cm" fo:margin-bottom="0cm" style:wrap="parallel" style:number-wrapped-paragraphs="no-limit" style:wrap-contour="true" style:wrap-contour-mode="outside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501cm" fo:margin-right="1.50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02cm" style:dynamic-spacing="true"/>
      </style:header-style>
      <style:footer-style>
        <style:header-footer-properties fo:min-height="0.46cm" fo:margin-left="0cm" fo:margin-right="0cm" fo:margin-top="0.362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MP1"><draw:frame draw:style-name="Mfr1" draw:name="Изображение1" text:anchor-type="char" svg:x="16.007cm" svg:y="-0.557cm" svg:width="1.344cm" svg:height="1.693cm" draw:z-index="0"><draw:image xlink:href="Pictures/10000001000000F20000012EA26521CD8F85E06F.png" xlink:type="simple" xlink:show="embed" xlink:actuate="onLoad" draw:mime-type="image/png"/><draw:contour-polygon svg:width="1.983cm" svg:height="2.497cm" svg:viewBox="0 0 1983 2497" draw:points="181,0 22,884 22,2497 2005,2497 2005,480 577,0" draw:recreate-on-edit="false"/></draw:frame><text:span text:style-name="MT1">КОМПЬЮТЕРНАЯ АКАДЕМИЯ «ШАГ»</text:span><text:span text:style-name="MT2"> </text:span></text:p>
        <text:p text:style-name="MP2">Домашнее задание</text:p>
      </style:header-first>
      <style:footer>
        <text:p text:style-name="MP3"><text:page-number text:select-page="current">2</text:page-number></text:p>
      </style:footer>
      <style:footer-first>
        <text:p text:style-name="MP3"><text:page-number text:select-page="current">1</text:page-number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admin</meta:initial-creator>
    <meta:creation-date>2022-01-19T04:52:00</meta:creation-date>
    <dc:date>2023-02-22T23:28:25.230865981</dc:date>
    <meta:editing-cycles>10</meta:editing-cycles>
    <meta:editing-duration>PT2H32M19S</meta:editing-duration>
    <meta:generator>LibreOffice/7.3.6.2$Linux_X86_64 LibreOffice_project/30$Build-2</meta:generator>
    <meta:document-statistic meta:table-count="0" meta:image-count="1" meta:object-count="0" meta:page-count="1" meta:paragraph-count="14" meta:word-count="209" meta:character-count="1384" meta:non-whitespace-character-count="1184"/>
    <meta:user-defined meta:name="AppVersion">16.0000</meta:user-defined>
  </office:meta>
</office:document-meta>
</file>